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cm" svg:height="0.6cm" svg:x="4.8cm" svg:y="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3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23cm" svg:y="3cm">
          <text:list text:style-name="L1">
            <text:list-item>
              <text:p text:style-name="P1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7cm" svg:y="3.6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4.8cm" svg:y="5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5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5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7cm" svg:y="5.6cm">
          <text:p text:style-name="P1"><text:span text:style-name="T1">Data[7: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14.6cm" svg:y="5.6cm">
          <text:p text:style-name="P1"><text:span text:style-name="T1">Data[15:8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5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6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3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4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31cm" svg:y="5.055cm">
          <text:list text:style-name="L1">
            <text:list-item>
              <text:p text:style-name="P1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22:01:46</dc:date>
    <meta:editing-duration>PT07H39M48S</meta:editing-duration>
    <meta:editing-cycles>30</meta:editing-cycles>
    <meta:generator>OpenOffice.org/3.1$Unix OpenOffice.org_project/310m21$Build-931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